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2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0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3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0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5" office:value-type="string">
            <text:p>Write a Java program to convert filmograp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1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ript that will clear one or more tables and insert fresh rows from the appropriate sql file(s)</text:p>
          </table:table-cell>
          <table:table-cell table:style-name="ce6" office:value-type="string">
            <text:p>basically like the drop_and_create scripts but takes args for what table(s) to refresh</text:p>
          </table:table-cell>
          <table:table-cell table:number-columns-repeated="1016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Remove file list and descriptions from README—maybe move the descriptions to the file themselves if applicable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hange column names of oscar_given_to, tyler_given_to (e.g. ostatus, ocategory, tstatus, tcategory—just let them be status, category, etc)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Medium</text:p>
          </table:table-cell>
          <table:table-cell office:value-type="string">
            <text:p>Look into using moviedb.org's API (<text:a xlink:href="http://docs.themoviedb.apiary.io/">http://docs.themoviedb.apiary.io/</text:a>) for on-the-fly movie info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Use sqlalchemy to get countries and mpaa ratings rather than have hard-coded lists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a fullname category to crew_person table with an index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Remove the files section of README—perhaps copy the file descriptions as header comment sections of the files themselves if applicable</text:p>
          </table:table-cell>
          <table:table-cell table:number-columns-repeated="101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4/06/2013</text:date>, <text:time>17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4-06T17:45:17</dc:date>
    <meta:editing-duration>P1DT13H19M16S</meta:editing-duration>
    <meta:editing-cycles>134</meta:editing-cycles>
    <meta:generator>LibreOffice/3.4$Unix LibreOffice_project/340m1$Build-402</meta:generator>
    <dc:creator>Tyler Hayes</dc:creator>
    <meta:document-statistic meta:table-count="3" meta:cell-count="528" meta:object-count="0"/>
    <meta:user-defined meta:name="Info 1"/>
    <meta:user-defined meta:name="Info 2"/>
    <meta:user-defined meta:name="Info 3"/>
    <meta:user-defined meta:name="Info 4"/>
  </office:meta>
</office:document-meta>
</file>